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="Dimension_20_Lines" draw:marker-start-width="0.33cm" draw:marker-end="Dimension_20_Lines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26cm" svg:y1="1.357cm" svg:x2="4.664cm" svg:y2="1.358cm">
          <text:p/>
        </draw:line>
        <draw:frame draw:style-name="gr2" draw:text-style-name="P2" draw:layer="layout" svg:width="0.713cm" svg:height="0.761cm" svg:x="0.821cm" svg:y="1.004cm">
          <draw:text-box>
            <text:p><text:span text:style-name="T1">t</text:span><text:span text:style-name="T2">1</text:span></text:p>
          </draw:text-box>
        </draw:frame>
        <draw:line draw:style-name="gr3" draw:text-style-name="P1" draw:layer="layout" svg:x1="2.001cm" svg:y1="1.252cm" svg:x2="2.001cm" svg:y2="1.493cm">
          <text:p/>
        </draw:line>
        <draw:frame draw:style-name="gr2" draw:text-style-name="P2" draw:layer="layout" svg:width="1.15cm" svg:height="0.761cm" svg:x="1.426cm" svg:y="1.357cm">
          <draw:text-box>
            <text:p><text:span text:style-name="T1">r</text:span><text:span text:style-name="T2">1</text:span><text:span text:style-name="T3">(x)</text:span></text:p>
          </draw:text-box>
        </draw:frame>
        <draw:line draw:style-name="gr3" draw:text-style-name="P1" draw:layer="layout" svg:x1="4.161cm" svg:y1="1.253cm" svg:x2="4.161cm" svg:y2="1.494cm">
          <text:p/>
        </draw:line>
        <draw:frame draw:style-name="gr2" draw:text-style-name="P2" draw:layer="layout" svg:width="1.285cm" svg:height="0.761cm" svg:x="3.586cm" svg:y="1.358cm">
          <draw:text-box>
            <text:p><text:span text:style-name="T1">w</text:span><text:span text:style-name="T2">1</text:span><text:span text:style-name="T3">(y)</text:span></text:p>
          </draw:text-box>
        </draw:frame>
        <draw:line draw:style-name="gr1" draw:text-style-name="P1" draw:layer="layout" svg:x1="2.234cm" svg:y1="2.755cm" svg:x2="6.353cm" svg:y2="2.755cm">
          <text:p/>
        </draw:line>
        <draw:frame draw:style-name="gr2" draw:text-style-name="P2" draw:layer="layout" svg:width="0.713cm" svg:height="0.761cm" svg:x="1.629cm" svg:y="2.402cm">
          <draw:text-box>
            <text:p><text:span text:style-name="T1">t</text:span><text:span text:style-name="T2">2</text:span></text:p>
          </draw:text-box>
        </draw:frame>
        <draw:line draw:style-name="gr3" draw:text-style-name="P1" draw:layer="layout" svg:x1="2.809cm" svg:y1="2.65cm" svg:x2="2.809cm" svg:y2="2.891cm">
          <text:p/>
        </draw:line>
        <draw:frame draw:style-name="gr2" draw:text-style-name="P2" draw:layer="layout" svg:width="1.15cm" svg:height="0.761cm" svg:x="2.234cm" svg:y="2.755cm">
          <draw:text-box>
            <text:p><text:span text:style-name="T1">r</text:span><text:span text:style-name="T2">2</text:span><text:span text:style-name="T3">(y)</text:span></text:p>
          </draw:text-box>
        </draw:frame>
        <draw:line draw:style-name="gr3" draw:text-style-name="P1" draw:layer="layout" svg:x1="4.969cm" svg:y1="2.651cm" svg:x2="4.969cm" svg:y2="2.892cm">
          <text:p/>
        </draw:line>
        <draw:frame draw:style-name="gr2" draw:text-style-name="P2" draw:layer="layout" svg:width="1.285cm" svg:height="0.761cm" svg:x="4.394cm" svg:y="2.756cm">
          <draw:text-box>
            <text:p><text:span text:style-name="T1">w</text:span><text:span text:style-name="T2">1</text:span><text:span text:style-name="T3">(x)</text:span></text:p>
          </draw:text-box>
        </draw:frame>
        <draw:line draw:style-name="gr3" draw:text-style-name="P1" draw:layer="layout" svg:x1="4.969cm" svg:y1="2.652cm" svg:x2="4.969cm" svg:y2="2.8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</meta:initial-creator>
    <meta:creation-date>2012-04-01T14:16:03</meta:creation-date>
    <dc:date>2012-04-23T23:04:20</dc:date>
    <dc:creator>Benjamin </dc:creator>
    <meta:editing-duration>PT01H00M12S</meta:editing-duration>
    <meta:editing-cycles>62</meta:editing-cycles>
    <meta:generator>OpenOffice.org/3.2$Linux OpenOffice.org_project/320m19$Build-9505</meta:generator>
    <meta:document-statistic meta:object-count="13"/>
  </office:meta>
</office:document-meta>
</file>